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CB000001EBD7BA79EEE7D6F458.png" manifest:media-type="image/png"/>
  <manifest:file-entry manifest:full-path="Pictures/10000201000002EC000002160E103FF2411E7B64.png" manifest:media-type="image/png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ddddd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1330fc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8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color="#b2b2b2" draw:fill-color="#eeeeee" draw:textarea-horizontal-align="justify" draw:textarea-vertical-align="middle" draw:auto-grow-height="false" fo:min-height="0.582cm" fo:min-width="0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232cm"/>
    </style:style>
    <style:style style:name="gr12" style:family="graphic" style:parent-style-name="standard">
      <style:graphic-properties svg:stroke-width="0.018cm" svg:stroke-color="#666666" draw:marker-start-width="0.23cm" draw:marker-end-width="0.23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332cm"/>
    </style:style>
    <style:style style:name="gr14" style:family="graphic" style:parent-style-name="objectwithoutfill">
      <style:graphic-properties svg:stroke-width="0.102cm" svg:stroke-color="#d300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68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053cm" svg:stroke-color="#b2b2b2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782cm" svg:y1="10.909cm" svg:x2="4.168cm" svg:y2="11.794cm" svg:d="M8782 10909h-2307v885h-2307" svg:viewBox="0 0 4615 886">
          <text:p/>
        </draw:connector>
        <draw:frame draw:style-name="gr2" draw:text-style-name="P2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2" draw:text-style-name="P2" draw:layer="layout" svg:width="2.159cm" svg:height="4.84cm" draw:transform="rotate (1.5707963267949) translate (10.384cm 7.477cm)">
          <draw:image xlink:href="Pictures/10000200000001220000028A47DBA0F900B077F7.png" xlink:type="simple" xlink:show="embed" xlink:actuate="onLoad" loext:mime-type="image/png">
            <text:p/>
          </draw:image>
        </draw:frame>
        <draw:connector draw:style-name="gr3" draw:text-style-name="P1" draw:layer="layout" draw:line-skew="-0.657cm" svg:x1="7.774cm" svg:y1="9.938cm" svg:x2="4.175cm" svg:y2="12.063cm" svg:d="M7774 9938h-2456v2125h-1143" svg:viewBox="0 0 3600 2126">
          <text:p/>
        </draw:connector>
        <draw:connector draw:style-name="gr4" draw:text-style-name="P1" draw:layer="layout" draw:line-skew="0.363cm" svg:x1="8.782cm" svg:y1="11.354cm" svg:x2="4.175cm" svg:y2="12.444cm" svg:d="M8782 11354h-1940v1090h-2667" svg:viewBox="0 0 4608 1091">
          <text:p/>
        </draw:connector>
        <draw:connector draw:style-name="gr5" draw:text-style-name="P1" draw:layer="layout" draw:line-skew="-0.785cm" svg:x1="7.769cm" svg:y1="9.791cm" svg:x2="4.183cm" svg:y2="11.928cm" svg:d="M7769 9791h-2578v2137h-1008" svg:viewBox="0 0 3587 2138">
          <text:p/>
        </draw:connector>
        <draw:connector draw:style-name="gr6" draw:text-style-name="P1" draw:layer="layout" draw:line-skew="-0.406cm" svg:x1="7.78cm" svg:y1="10.226cm" svg:x2="4.175cm" svg:y2="12.3cm" svg:d="M7780 10226h-2208v2074h-1397" svg:viewBox="0 0 3606 2075">
          <text:p/>
        </draw:connector>
        <draw:connector draw:style-name="gr7" draw:text-style-name="P1" draw:layer="layout" draw:line-skew="-0.53cm" svg:x1="7.774cm" svg:y1="10.085cm" svg:x2="4.175cm" svg:y2="12.173cm" svg:d="M7774 10085h-2329v2088h-1270" svg:viewBox="0 0 3600 2089">
          <text:p/>
        </draw:connector>
        <draw:connector draw:style-name="gr1" draw:text-style-name="P1" draw:layer="layout" draw:line-skew="2.796cm" svg:x1="9.489cm" svg:y1="12.368cm" svg:x2="3.936cm" svg:y2="15.949cm" svg:d="M9489 12368h20v3581h-5573" svg:viewBox="0 0 5574 3582">
          <text:p/>
        </draw:connector>
        <draw:connector draw:style-name="gr3" draw:text-style-name="P1" draw:layer="layout" draw:line-skew="2.962cm" svg:x1="9.92cm" svg:y1="12.368cm" svg:x2="3.936cm" svg:y2="16.419cm" svg:d="M9920 12368h-30v4051h-5954" svg:viewBox="0 0 5985 4052">
          <text:p/>
        </draw:connector>
        <draw:connector draw:style-name="gr3" draw:text-style-name="P1" draw:layer="layout" svg:x1="11.725cm" svg:y1="17.195cm" svg:x2="9.9cm" svg:y2="16.419cm" svg:d="M11725 17195h-912v-776h-913" svg:viewBox="0 0 1826 777">
          <text:p/>
        </draw:connector>
        <draw:connector draw:style-name="gr1" draw:text-style-name="P1" draw:layer="layout" draw:line-skew="0.553cm" svg:x1="11.725cm" svg:y1="16.676cm" svg:x2="9.489cm" svg:y2="15.949cm" svg:d="M11725 16676h-565v-727h-1671" svg:viewBox="0 0 2237 728">
          <text:p/>
        </draw:connector>
        <draw:connector draw:style-name="gr1" draw:text-style-name="P1" draw:layer="layout" draw:line-skew="5.226cm" svg:x1="25.634cm" svg:y1="14.849cm" svg:x2="17.729cm" svg:y2="16.642cm" svg:d="M25634 14849h1274v1793h-9179" svg:viewBox="0 0 9180 1794">
          <text:p/>
        </draw:connector>
        <draw:connector draw:style-name="gr3" draw:text-style-name="P1" draw:layer="layout" draw:line-skew="5.354cm" svg:x1="25.629cm" svg:y1="14.73cm" svg:x2="17.733cm" svg:y2="17.131cm" svg:d="M25629 14730h1406v2401h-9302" svg:viewBox="0 0 9303 2402">
          <text:p/>
        </draw:connector>
        <draw:connector draw:style-name="gr1" draw:text-style-name="P1" draw:layer="layout" svg:x1="12.163cm" svg:y1="10.913cm" svg:x2="16.777cm" svg:y2="11.798cm" svg:d="M12163 10913h2307v885h2307" svg:viewBox="0 0 4615 886">
          <text:p/>
        </draw:connector>
        <draw:connector draw:style-name="gr3" draw:text-style-name="P1" draw:layer="layout" draw:line-skew="0.04cm" svg:x1="14.359cm" svg:y1="9.819cm" svg:x2="16.77cm" svg:y2="12.067cm" svg:d="M14359 9819h1246v2248h1165" svg:viewBox="0 0 2412 2249">
          <text:p/>
        </draw:connector>
        <draw:connector draw:style-name="gr4" draw:text-style-name="P1" draw:layer="layout" draw:line-skew="-0.386cm" svg:x1="12.163cm" svg:y1="11.358cm" svg:x2="16.77cm" svg:y2="12.448cm" svg:d="M12163 11358h1918v1090h2689" svg:viewBox="0 0 4608 1091">
          <text:p/>
        </draw:connector>
        <draw:connector draw:style-name="gr5" draw:text-style-name="P1" draw:layer="layout" draw:line-skew="0.177cm" svg:x1="14.348cm" svg:y1="9.67cm" svg:x2="16.762cm" svg:y2="11.932cm" svg:d="M14348 9670h1384v2262h1030" svg:viewBox="0 0 2415 2263">
          <text:p/>
        </draw:connector>
        <draw:connector draw:style-name="gr6" draw:text-style-name="P1" draw:layer="layout" draw:line-skew="-0.211cm" svg:x1="14.353cm" svg:y1="10.118cm" svg:x2="16.77cm" svg:y2="12.304cm" svg:d="M14353 10118h998v2186h1419" svg:viewBox="0 0 2418 2187">
          <text:p/>
        </draw:connector>
        <draw:connector draw:style-name="gr7" draw:text-style-name="P1" draw:layer="layout" draw:line-skew="-0.084cm" svg:x1="14.353cm" svg:y1="9.969cm" svg:x2="16.77cm" svg:y2="12.177cm" svg:d="M14353 9969h1125v2208h1292" svg:viewBox="0 0 2418 2209">
          <text:p/>
        </draw:connector>
        <draw:connector draw:style-name="gr3" draw:text-style-name="P1" draw:layer="layout" draw:line-skew="3.868cm" svg:x1="15.277cm" svg:y1="6.343cm" svg:x2="22.928cm" svg:y2="7.378cm" svg:d="M15277 6343h7694v1035h-43" svg:viewBox="0 0 7695 1036">
          <text:p/>
        </draw:connector>
        <draw:connector draw:style-name="gr7" draw:text-style-name="P1" draw:layer="layout" draw:line-skew="3.58cm" svg:x1="13.551cm" svg:y1="7.439cm" svg:x2="10.81cm" svg:y2="12.292cm" svg:d="M13551 7439v6007h-2741v-1154" svg:viewBox="0 0 2742 6008">
          <text:p/>
        </draw:connector>
        <draw:connector draw:style-name="gr5" draw:text-style-name="P1" draw:layer="layout" draw:line-skew="3.461cm" svg:x1="13.268cm" svg:y1="7.434cm" svg:x2="11.008cm" svg:y2="12.281cm" svg:d="M13268 7434v5885h-2260v-1038" svg:viewBox="0 0 2261 5886">
          <text:p/>
        </draw:connector>
        <draw:connector draw:style-name="gr8" draw:text-style-name="P1" draw:layer="layout" draw:line-skew="3.075cm" svg:x1="12.748cm" svg:y1="7.445cm" svg:x2="11.208cm" svg:y2="12.281cm" svg:d="M12748 7445v5493h-1540v-657" svg:viewBox="0 0 1541 5494">
          <text:p/>
        </draw:connector>
        <draw:connector draw:style-name="gr1" draw:text-style-name="P1" draw:layer="layout" draw:line-skew="2.945cm" svg:x1="12.482cm" svg:y1="7.45cm" svg:x2="11.409cm" svg:y2="12.281cm" svg:d="M12482 7450v5361h-1073v-530" svg:viewBox="0 0 1074 5362">
          <text:p/>
        </draw:connector>
        <draw:frame draw:style-name="gr2" draw:text-style-name="P2" draw:layer="layout" svg:width="6.12cm" svg:height="4.369cm" svg:x="11.678cm" svg:y="15.427cm">
          <draw:image xlink:href="Pictures/10000201000002EC000002160E103FF2411E7B64.png" xlink:type="simple" xlink:show="embed" xlink:actuate="onLoad" loext:mime-type="image/png">
            <text:p/>
          </draw:image>
        </draw:frame>
        <draw:g>
          <draw:custom-shape draw:style-name="gr9" draw:text-style-name="P3" draw:layer="layout" svg:width="0.462cm" svg:height="0.832cm" svg:x="3.711cm" svg:y="11.7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799cm 12.44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799cm 12.31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1cm 12.1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801cm 12.0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3cm 11.90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3cm 11.7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layout" svg:width="0.968cm" svg:height="0.092cm" draw:transform="rotate (1.5707963267949) translate (4.114cm 12.61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3" draw:layer="layout" svg:width="0.093cm" svg:height="0.251cm" draw:transform="rotate (-1.5707963267949) translate (4.04cm 12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1cm" draw:transform="rotate (-1.5707963267949) translate (4.04cm 12.28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4.051cm 12.1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4.051cm 12.01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4.053cm 11.87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4.053cm 11.74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3" draw:layer="layout" svg:width="0.832cm" svg:height="0.092cm" draw:transform="rotate (-1.5707963267949) translate (4.115cm 11.713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9" draw:text-style-name="P3" draw:layer="layout" svg:width="0.462cm" svg:height="0.832cm" svg:x="16.744cm" svg:y="11.71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2cm 12.44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2cm 12.31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7cm 12.17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cm 12.041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68cm 11.90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68cm 11.76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3" draw:layer="layout" svg:width="0.968cm" svg:height="0.092cm" draw:transform="rotate (1.5707963267949) translate (16.711cm 12.614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3" draw:layer="layout" svg:width="0.093cm" svg:height="0.251cm" draw:transform="rotate (-1.5707963267949) translate (17.121cm 12.42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1cm" draw:transform="rotate (-1.5707963267949) translate (17.121cm 12.2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17.116cm 12.1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17.116cm 12.01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17.114cm 11.8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17.114cm 11.744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3" draw:text-style-name="P3" draw:layer="layout" svg:width="0.832cm" svg:height="0.092cm" draw:transform="rotate (-1.5707963267949) translate (16.894cm 11.714cm)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2" draw:text-style-name="P2" draw:layer="layout" svg:width="2.959cm" svg:height="2.032cm" svg:x="14.335cm" svg:y="2.143cm">
          <draw:image xlink:href="Pictures/10000200000002CB000001EBD7BA79EEE7D6F458.png" xlink:type="simple" xlink:show="embed" xlink:actuate="onLoad" loext:mime-type="image/png">
            <text:p/>
          </draw:image>
        </draw:frame>
        <draw:connector draw:style-name="gr14" draw:text-style-name="P1" draw:layer="layout" draw:line-skew="2.818cm" svg:x1="12.217cm" svg:y1="7.45cm" svg:x2="11.585cm" svg:y2="12.281cm" svg:d="M12217 7450v5234h-632v-403" svg:viewBox="0 0 633 5235">
          <text:p/>
        </draw:connector>
        <draw:connector draw:style-name="gr15" draw:text-style-name="P1" draw:layer="layout" draw:line-skew="3.7cm" svg:x1="13.805cm" svg:y1="7.445cm" svg:x2="10.621cm" svg:y2="12.301cm" svg:d="M13805 7445v6128h-3184v-1272" svg:viewBox="0 0 3185 6129">
          <text:p/>
        </draw:connector>
        <draw:connector draw:style-name="gr1" draw:text-style-name="P1" draw:layer="layout" draw:line-skew="-1.542cm" svg:x1="14.243cm" svg:y1="2.778cm" svg:x2="11.16cm" svg:y2="5.264cm" svg:d="M14243 2778h-3083v2486" svg:viewBox="0 0 3084 2487">
          <text:p/>
        </draw:connector>
        <draw:connector draw:style-name="gr8" draw:text-style-name="P1" draw:layer="layout" draw:line-skew="-1.29cm" svg:x1="14.248cm" svg:y1="2.967cm" svg:x2="11.669cm" svg:y2="5.258cm" svg:d="M14248 2967h-2579v2291" svg:viewBox="0 0 2580 2292">
          <text:p/>
        </draw:connector>
        <draw:connector draw:style-name="gr7" draw:text-style-name="P1" draw:layer="layout" draw:line-skew="-0.94cm" svg:x1="14.233cm" svg:y1="3.301cm" svg:x2="13.534cm" svg:y2="5.181cm" svg:d="M14233 3301h-699v1880" svg:viewBox="0 0 700 1881">
          <text:p/>
        </draw:connector>
        <draw:connector draw:style-name="gr5" draw:text-style-name="P1" draw:layer="layout" draw:line-skew="-1.018cm" svg:x1="14.233cm" svg:y1="3.124cm" svg:x2="13.783cm" svg:y2="5.159cm" svg:d="M14233 3124h-450v2035" svg:viewBox="0 0 451 2036">
          <text:p/>
        </draw:connector>
        <draw:line draw:style-name="gr16" draw:text-style-name="P1" draw:layer="layout" svg:x1="15.983cm" svg:y1="3.062cm" svg:x2="18.142cm" svg:y2="3.062cm">
          <text:p/>
        </draw:line>
        <draw:line draw:style-name="gr16" draw:text-style-name="P1" draw:layer="layout" svg:x1="15.983cm" svg:y1="3.062cm" svg:x2="15.983cm" svg:y2="5.094cm">
          <text:p/>
        </draw:line>
        <draw:frame draw:style-name="gr17" draw:text-style-name="P5" draw:layer="layout" svg:width="1.201cm" svg:height="1.673cm" svg:x="17.579cm" svg:y="2.27cm">
          <draw:text-box>
            <text:p>+x</text:p>
          </draw:text-box>
        </draw:frame>
        <draw:frame draw:style-name="gr17" draw:text-style-name="P5" draw:layer="layout" svg:width="1.524cm" svg:height="1.673cm" svg:x="15.859cm" svg:y="4.683cm">
          <draw:text-box>
            <text:p>+y</text:p>
          </draw:text-box>
        </draw:frame>
        <draw:frame draw:style-name="gr18" draw:text-style-name="P7" draw:layer="layout" svg:width="1.912cm" svg:height="1.673cm" svg:x="2.143cm" svg:y="15.351cm">
          <draw:text-box>
            <text:p text:style-name="P6">12V</text:p>
            <text:p text:style-name="P6">GND</text:p>
          </draw:text-box>
        </draw:frame>
        <draw:frame draw:style-name="gr18" draw:text-style-name="P5" draw:layer="layout" svg:width="2.686cm" svg:height="0.962cm" svg:x="1.127cm" svg:y="11.541cm">
          <draw:text-box>
            <text:p>Motor A</text:p>
          </draw:text-box>
        </draw:frame>
        <draw:frame draw:style-name="gr17" draw:text-style-name="P9" draw:layer="layout" svg:width="2.923cm" svg:height="1.673cm" svg:x="17.127cm" svg:y="11.541cm">
          <draw:text-box>
            <text:p text:style-name="P8"><text:span text:style-name="T1">Motor B</text:span></text:p>
          </draw:text-box>
        </draw:frame>
        <draw:frame draw:style-name="gr17" draw:text-style-name="P9" draw:layer="layout" svg:width="2.923cm" svg:height="1.673cm" svg:x="18.905cm" svg:y="5.445cm">
          <draw:text-box>
            <text:p text:style-name="P8"><text:span text:style-name="T1">US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3-01-04T16:20:20.490101586</dc:date>
    <meta:editing-duration>PT40M32S</meta:editing-duration>
    <meta:editing-cycles>9</meta:editing-cycles>
    <meta:generator>LibreOffice/6.4.7.2$Linux_X86_64 LibreOffice_project/40$Build-2</meta:generator>
    <meta:document-statistic meta:object-count="74"/>
  </office:meta>
</office:document-meta>
</file>